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9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4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4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4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4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4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4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4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4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4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4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4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4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4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4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4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4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4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4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4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4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4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4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4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4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4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4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4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4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4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4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4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4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4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4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4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table:number-columns-repeated="3"/>
          <table:table-cell/>
          <table:table-cell/>
          <table:table-cell table:style-name="ce11" table:formula="of:=([.T87]-[.$I$2])/[.$J$2]" office:value-type="percentage" office:value="-12.1071826515112">
            <text:p>-1210.72%</text:p>
          </table:table-cell>
          <table:table-cell table:style-name="ce8" table:formula="of:=[.T87]-[.T86]" office:value-type="float" office:value="-2398908087">
            <text:p>-2,398,908,087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table:number-columns-repeated="3"/>
          <table:table-cell/>
          <table:table-cell/>
          <table:table-cell table:style-name="ce11" table:formula="of:=([.T88]-[.$I$2])/[.$J$2]" office:value-type="percentage" office:value="-12.1071826515112">
            <text:p>-1210.72%</text:p>
          </table:table-cell>
          <table:table-cell table:style-name="ce8" table:formula="of:=[.T88]-[.T87]" office:value-type="float" office:value="0">
            <text:p>0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table:number-columns-repeated="3"/>
          <table:table-cell/>
          <table:table-cell/>
          <table:table-cell table:style-name="ce11" table:formula="of:=([.T89]-[.$I$2])/[.$J$2]" office:value-type="percentage" office:value="-12.1071826515112">
            <text:p>-1210.72%</text:p>
          </table:table-cell>
          <table:table-cell table:style-name="ce8" table:formula="of:=[.T89]-[.T88]" office:value-type="float" office:value="0">
            <text:p>0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table:number-columns-repeated="3"/>
          <table:table-cell/>
          <table:table-cell/>
          <table:table-cell table:style-name="ce11" table:formula="of:=([.T90]-[.$I$2])/[.$J$2]" office:value-type="percentage" office:value="-12.1071826515112">
            <text:p>-1210.72%</text:p>
          </table:table-cell>
          <table:table-cell table:style-name="ce8" table:formula="of:=[.T90]-[.T89]" office:value-type="float" office:value="0">
            <text:p>0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table:number-columns-repeated="3"/>
          <table:table-cell/>
          <table:table-cell/>
          <table:table-cell table:style-name="ce11" table:formula="of:=([.T91]-[.$I$2])/[.$J$2]" office:value-type="percentage" office:value="-12.1071826515112">
            <text:p>-1210.72%</text:p>
          </table:table-cell>
          <table:table-cell table:style-name="ce8" table:formula="of:=[.T91]-[.T90]" office:value-type="float" office:value="0">
            <text:p>0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table:number-columns-repeated="3"/>
          <table:table-cell/>
          <table:table-cell/>
          <table:table-cell table:style-name="ce11" table:formula="of:=([.T92]-[.$I$2])/[.$J$2]" office:value-type="percentage" office:value="-12.1071826515112">
            <text:p>-1210.72%</text:p>
          </table:table-cell>
          <table:table-cell table:style-name="ce8" table:formula="of:=[.T92]-[.T91]" office:value-type="float" office:value="0">
            <text:p>0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table:number-columns-repeated="3"/>
          <table:table-cell/>
          <table:table-cell/>
          <table:table-cell table:style-name="ce11" table:formula="of:=([.T93]-[.$I$2])/[.$J$2]" office:value-type="percentage" office:value="-12.1071826515112">
            <text:p>-1210.72%</text:p>
          </table:table-cell>
          <table:table-cell table:style-name="ce8" table:formula="of:=[.T93]-[.T92]" office:value-type="float" office:value="0">
            <text:p>0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table:number-columns-repeated="3"/>
          <table:table-cell/>
          <table:table-cell/>
          <table:table-cell table:style-name="ce11" table:formula="of:=([.T94]-[.$I$2])/[.$J$2]" office:value-type="percentage" office:value="-12.1071826515112">
            <text:p>-1210.72%</text:p>
          </table:table-cell>
          <table:table-cell table:style-name="ce8" table:formula="of:=[.T94]-[.T93]" office:value-type="float" office:value="0">
            <text:p>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table:number-columns-repeated="3"/>
          <table:table-cell/>
          <table:table-cell/>
          <table:table-cell table:style-name="ce11" table:formula="of:=([.T95]-[.$I$2])/[.$J$2]" office:value-type="percentage" office:value="-12.1071826515112">
            <text:p>-1210.72%</text:p>
          </table:table-cell>
          <table:table-cell table:style-name="ce8" table:formula="of:=[.T95]-[.T94]" office:value-type="float" office:value="0">
            <text:p>0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8"/>
          <table:table-cell/>
          <table:table-cell/>
          <table:table-cell table:style-name="ce11" table:formula="of:=([.T96]-[.$I$2])/[.$J$2]" office:value-type="percentage" office:value="-12.1071826515112">
            <text:p>-1210.72%</text:p>
          </table:table-cell>
          <table:table-cell table:style-name="ce8" table:formula="of:=[.T96]-[.T95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8"/>
          <table:table-cell/>
          <table:table-cell/>
          <table:table-cell table:style-name="ce11" table:formula="of:=([.T97]-[.$I$2])/[.$J$2]" office:value-type="percentage" office:value="-12.1071826515112">
            <text:p>-1210.72%</text:p>
          </table:table-cell>
          <table:table-cell table:style-name="ce8" table:formula="of:=[.T97]-[.T96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98]-[.$I$2])/[.$J$2]" office:value-type="percentage" office:value="-12.1071826515112">
            <text:p>-1210.72%</text:p>
          </table:table-cell>
          <table:table-cell table:style-name="ce8" table:formula="of:=[.T98]-[.T97]" office:value-type="float" office:value="0">
            <text:p>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99]-[.$I$2])/[.$J$2]" office:value-type="percentage" office:value="-12.1071826515112">
            <text:p>-1210.72%</text:p>
          </table:table-cell>
          <table:table-cell table:style-name="ce8" table:formula="of:=[.T99]-[.T98]" office:value-type="float" office:value="0">
            <text:p>0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00]-[.$I$2])/[.$J$2]" office:value-type="percentage" office:value="-12.1071826515112">
            <text:p>-1210.72%</text:p>
          </table:table-cell>
          <table:table-cell table:style-name="ce8" table:formula="of:=[.T100]-[.T99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01]-[.$I$2])/[.$J$2]" office:value-type="percentage" office:value="-12.1071826515112">
            <text:p>-1210.72%</text:p>
          </table:table-cell>
          <table:table-cell table:style-name="ce8" table:formula="of:=[.T101]-[.T100]" office:value-type="float" office:value="0">
            <text:p>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02]-[.$I$2])/[.$J$2]" office:value-type="percentage" office:value="-12.1071826515112">
            <text:p>-1210.72%</text:p>
          </table:table-cell>
          <table:table-cell table:style-name="ce8" table:formula="of:=[.T102]-[.T101]" office:value-type="float" office:value="0">
            <text:p>0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number-columns-repeated="2"/>
          <table:table-cell table:style-name="ce8" table:formula="of:=[.T103]-[.T102]" office:value-type="float" office:value="0">
            <text:p>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 table:number-rows-repeated="23">
          <table:table-cell table:number-columns-repeated="27"/>
          <table:table-cell table:style-name="ce8"/>
          <table:table-cell table:number-columns-repeated="8"/>
        </table:table-row>
        <table:table-row table:style-name="ro3" table:number-rows-repeated="831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9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8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4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3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3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1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1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1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1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2cm" draw:z-index="12" draw:name="http://hydra-media.cursecdn.com/pathofexile.gamepedia.com/6/67/Village_Ruin_Map.png?version=a31432fda5e234ef78fdfbf7e1ba8489" draw:style-name="gr1" draw:text-style-name="P1" svg:width="4.127cm" svg:height="38.297cm" svg:x="0.424cm" svg:y="0.031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1cm" draw:z-index="13" draw:name="http://hydra-media.cursecdn.com/pathofexile.gamepedia.com/0/04/No.png?version=21489388898bff9369097b40a9b73bdb" draw:style-name="gr1" draw:text-style-name="P1" svg:width="0.422cm" svg:height="0.42cm" svg:x="0cm" svg:y="0.03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1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1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3cm" draw:z-index="19" draw:name="http://hydra-media.cursecdn.com/pathofexile.gamepedia.com/0/05/Excavation_Map.png?version=523d5f4c86704b5e1d382e5615a8b870" draw:style-name="gr1" draw:text-style-name="P1" svg:width="4.127cm" svg:height="41.837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4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7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4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2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2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2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5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49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3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61cm" draw:z-index="37" draw:name="http://hydra-media.cursecdn.com/pathofexile.gamepedia.com/b/b8/Vaal_Temple_Map.png?version=ace9c20195063cb8fba9752c1cb8c666" draw:style-name="gr1" draw:text-style-name="P1" svg:width="4.127cm" svg:height="20.602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3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3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9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3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4cm" draw:z-index="42" draw:name="http://hydra-media.cursecdn.com/pathofexile.gamepedia.com/thumb/1/19/Colosseum_Map.png/16px-Colosseum_Map.png?version=1dc4fc5e4972c543422b6df8aa88af8f" draw:style-name="gr1" draw:text-style-name="P1" svg:width="0.422cm" svg:height="0.429cm" svg:x="0cm" svg:y="0.446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3cm" draw:z-index="43" draw:name="http://hydra-media.cursecdn.com/pathofexile.gamepedia.com/1/19/Colosseum_Map.png?version=9525c679eb727d473797595a077da2b8" draw:style-name="gr1" draw:text-style-name="P1" svg:width="4.127cm" svg:height="12.382cm" svg:x="0.424cm" svg:y="0.446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4cm" draw:z-index="44" draw:name="http://hydra-media.cursecdn.com/pathofexile.gamepedia.com/0/04/No.png?version=21489388898bff9369097b40a9b73bdb" draw:style-name="gr1" draw:text-style-name="P1" svg:width="0.422cm" svg:height="0.429cm" svg:x="0cm" svg:y="0.44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1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1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25/09/2016</text:date>, <text:time>01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09-25T01:00:51.45</dc:date>
    <dc:creator>Andrew Koidan</dc:creator>
    <meta:editing-duration>P9DT12H33M12S</meta:editing-duration>
    <meta:editing-cycles>449</meta:editing-cycles>
    <meta:generator>OpenOffice/4.1.2$Win32 OpenOffice.org_project/412m3$Build-9782</meta:generator>
    <meta:document-statistic meta:table-count="3" meta:cell-count="2455" meta:object-count="48"/>
  </office:meta>
</office:document-meta>
</file>